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Droid Sans Fallback" svg:font-family="'Droid Sans Fallback'" style:font-pitch="variable"/>
    <style:font-face style:name="FreeSans" svg:font-family="FreeSans" style:font-pitch="variable"/>
    <style:font-face style:name="Mangal2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/>
    </style:style>
    <style:style style:name="P2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" style:family="paragraph" style:parent-style-name="Standard">
      <style:paragraph-properties fo:text-align="end" style:justify-single-wor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/>
    </style:style>
    <style:style style:name="P6" style:family="paragraph" style:parent-style-name="Standard"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 style:list-style-name="WW8Num1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8" style:family="paragraph" style:parent-style-name="Standard">
      <style:text-properties style:font-name="Arial" fo:font-size="10pt" style:font-size-asian="10pt" style:font-name-complex="Arial" style:font-size-complex="10pt"/>
    </style:style>
    <style:style style:name="P9" style:family="paragraph" style:parent-style-name="Standard">
      <style:text-properties style:font-name="Arial" fo:font-size="10pt" fo:language="cs" fo:country="CZ" style:font-size-asian="10pt" style:language-asian="cs" style:country-asian="CZ" style:font-name-complex="Arial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0pt" fo:language="cs" fo:country="CZ" style:font-size-asian="10pt" style:language-asian="cs" style:country-asian="CZ" style:font-name-complex="Arial" style:font-size-complex="10pt"/>
    </style:style>
    <style:style style:name="P11" style:family="paragraph" style:parent-style-name="Standard">
      <style:text-properties style:font-name="Arial" fo:font-size="10pt" fo:language="cs" fo:country="CZ" fo:font-weight="bold" style:font-size-asian="10pt" style:language-asian="cs" style:country-asian="CZ" style:font-weight-asian="bold" style:font-name-complex="Arial" style:font-size-complex="10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0pt" fo:language="cs" fo:country="CZ" fo:font-weight="bold" style:font-size-asian="10pt" style:language-asian="cs" style:country-asian="CZ" style:font-weight-asian="bold" style:font-name-complex="Arial" style:font-size-complex="10pt"/>
    </style:style>
    <style:style style:name="P13" style:family="paragraph" style:parent-style-name="Standard">
      <style:text-properties style:font-name="Arial" fo:font-size="10pt" style:font-name-asian="Arial" style:font-size-asian="10pt" style:font-name-complex="Arial" style:font-size-complex="10pt"/>
    </style:style>
    <style:style style:name="P14" style:family="paragraph" style:parent-style-name="Standard">
      <style:text-properties style:font-name="Arial" fo:font-size="11pt" style:font-size-asian="11pt" style:font-name-complex="Arial" style:font-size-complex="8pt"/>
    </style:style>
    <style:style style:name="P15" style:family="paragraph" style:parent-style-name="Standard">
      <style:text-properties style:font-name="Arial" fo:font-size="11pt" style:font-size-asian="11pt" style:font-name-complex="Arial" style:font-size-complex="11pt" style:font-weight-complex="bold"/>
    </style:style>
    <style:style style:name="P16" style:family="paragraph" style:parent-style-name="Standard">
      <style:text-properties style:font-name="Arial" fo:font-size="11pt" style:font-size-asian="11pt" style:font-name-complex="Arial" style:font-size-complex="11pt"/>
    </style:style>
    <style:style style:name="P17" style:family="paragraph" style:parent-style-name="Standard">
      <style:text-properties style:font-name="Arial" fo:font-size="11pt" fo:background-color="#ffffff" style:font-size-asian="11pt" style:font-name-complex="Arial" style:font-size-complex="11pt"/>
    </style:style>
    <style:style style:name="P18" style:family="paragraph" style:parent-style-name="Standard">
      <style:text-properties style:font-name="Arial" fo:font-size="11pt" fo:language="cs" fo:country="CZ" fo:background-color="#ffffff" style:font-size-asian="11pt" style:language-asian="cs" style:country-asian="CZ" style:font-name-complex="Arial" style:font-size-complex="11pt"/>
    </style:style>
    <style:style style:name="P19" style:family="paragraph" style:parent-style-name="Standard">
      <style:text-properties style:font-name="Arial" fo:font-size="8pt" style:font-size-asian="8pt" style:font-name-complex="Arial" style:font-size-complex="8pt"/>
    </style:style>
    <style:style style:name="P20" style:family="paragraph" style:parent-style-name="Standard">
      <style:paragraph-properties fo:text-align="center" style:justify-single-word="false"/>
      <style:text-properties style:font-name="Arial" fo:font-size="8pt" style:font-size-asian="8pt" style:font-name-complex="Arial" style:font-size-complex="8pt"/>
    </style:style>
    <style:style style:name="P21" style:family="paragraph" style:parent-style-name="Standard">
      <style:paragraph-properties fo:text-align="justify" style:justify-single-word="false"/>
      <style:text-properties style:font-name="Arial" fo:font-size="8pt" fo:language="cs" fo:country="CZ" style:font-size-asian="8pt" style:language-asian="cs" style:country-asian="CZ" style:font-name-complex="Arial" style:font-size-complex="8pt"/>
    </style:style>
    <style:style style:name="P22" style:family="paragraph" style:parent-style-name="Standard">
      <style:text-properties style:font-name="Arial" fo:font-size="8pt" fo:language="cs" fo:country="CZ" style:font-size-asian="8pt" style:language-asian="cs" style:country-asian="CZ" style:font-name-complex="Arial" style:font-size-complex="8pt"/>
    </style:style>
    <style:style style:name="P23" style:family="paragraph" style:parent-style-name="Standard"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P24" style:family="paragraph" style:parent-style-name="Standard">
      <style:text-properties style:font-name="Arial" fo:font-size="8pt" fo:language="en" fo:country="US" style:font-size-asian="8pt" style:font-name-complex="Arial" style:font-size-complex="8pt"/>
    </style:style>
    <style:style style:name="P25" style:family="paragraph" style:parent-style-name="Standard" style:list-style-name="WW8Num2">
      <style:paragraph-properties fo:text-align="justify" style:justify-single-word="false"/>
      <style:text-properties style:font-name="Arial" fo:font-size="9pt" style:font-size-asian="9pt" style:font-name-complex="Arial" style:font-size-complex="9pt"/>
    </style:style>
    <style:style style:name="P26" style:family="paragraph" style:parent-style-name="Standard"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27" style:family="paragraph" style:parent-style-name="Standard" style:list-style-name="WW8Num2">
      <style:paragraph-properties fo:text-align="justify" style:justify-single-word="false"/>
      <style:text-properties style:font-name="Arial" fo:font-size="9pt" style:font-size-asian="9pt" style:font-name-complex="Arial" style:font-size-complex="9pt"/>
    </style:style>
    <style:style style:name="P28" style:family="paragraph" style:parent-style-name="Standard">
      <style:paragraph-properties fo:text-align="justify" style:justify-single-word="false"/>
    </style:style>
    <style:style style:name="P29" style:family="paragraph" style:parent-style-name="Standard" style:list-style-name="WW8Num2">
      <style:paragraph-properties fo:text-align="justify" style:justify-single-word="false"/>
    </style:style>
    <style:style style:name="P30" style:family="paragraph" style:parent-style-name="Standard" style:list-style-name="WW8Num1"/>
    <style:style style:name="P31" style:family="paragraph" style:parent-style-name="Standard" style:list-style-name="WW8Num1"/>
    <style:style style:name="P32" style:family="paragraph" style:parent-style-name="Standard">
      <style:paragraph-properties fo:text-align="justify" style:justify-single-word="false"/>
    </style:style>
    <style:style style:name="P33" style:family="paragraph" style:parent-style-name="Standard" style:list-style-name="">
      <style:paragraph-properties fo:margin-left="1.27cm" fo:margin-right="0cm" fo:text-align="justify" style:justify-single-word="false" fo:text-indent="0cm" style:auto-text-indent="false"/>
      <style:text-properties fo:font-variant="normal" fo:text-transform="none" fo:color="#000000" style:font-name="Arial" fo:font-size="9pt" fo:letter-spacing="normal" fo:font-style="normal" fo:font-weight="normal" style:font-size-asian="9pt" style:font-style-asian="normal" style:font-weight-asian="normal" style:font-name-complex="Arial" style:font-size-complex="9pt"/>
    </style:style>
    <style:style style:name="P3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" fo:font-size="9pt" fo:letter-spacing="normal" fo:font-style="normal" fo:font-weight="normal" style:font-size-asian="9pt" style:font-style-asian="normal" style:font-weight-asian="normal" style:font-name-complex="Arial" style:font-size-complex="9pt"/>
    </style:style>
    <style:style style:name="P35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" fo:font-size="10pt" style:font-size-asian="10pt" style:font-name-complex="Arial" style:font-size-complex="10pt"/>
    </style:style>
    <style:style style:name="P36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" fo:font-size="10pt" fo:language="cs" fo:country="CZ" style:font-size-asian="10pt" style:language-asian="cs" style:country-asian="CZ" style:font-name-complex="Arial" style:font-size-complex="10pt"/>
    </style:style>
    <style:style style:name="P37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38" style:family="paragraph" style:parent-style-name="Standard">
      <style:paragraph-properties fo:margin-left="0.635cm" fo:margin-right="0cm" fo:text-indent="0cm" style:auto-text-indent="false"/>
    </style:style>
    <style:style style:name="P39" style:family="paragraph" style:parent-style-name="Standard">
      <style:paragraph-properties fo:margin-left="0.635cm" fo:margin-right="0cm" fo:margin-top="0.212cm" fo:margin-bottom="0cm" loext:contextual-spacing="false" fo:line-height="150%" fo:text-align="justify" style:justify-single-word="false" fo:text-indent="0cm" style:auto-text-indent="false"/>
      <style:text-properties style:font-name="Arial" fo:font-size="10pt" fo:language="cs" fo:country="CZ" style:font-size-asian="10pt" style:language-asian="cs" style:country-asian="CZ" style:font-name-complex="Arial" style:font-size-complex="10pt"/>
    </style:style>
    <style:style style:name="P40" style:family="paragraph" style:parent-style-name="Standard">
      <style:paragraph-properties fo:text-align="justify" style:justify-single-word="false" fo:break-before="page"/>
      <style:text-properties style:font-name="Arial" fo:font-size="8pt" style:font-size-asian="8pt" style:font-name-complex="Arial" style:font-size-complex="8pt"/>
    </style:style>
    <style:style style:name="P41" style:family="paragraph" style:parent-style-name="Standard" style:list-style-name="WW8Num1">
      <style:paragraph-properties fo:margin-left="1.259cm" fo:margin-right="0cm" fo:margin-top="0.212cm" fo:margin-bottom="0cm" loext:contextual-spacing="false" fo:line-height="150%" fo:text-indent="-0.63cm" style:auto-text-indent="false"/>
      <style:text-properties style:font-name="Arial" fo:font-size="10pt" style:font-size-asian="10pt" style:font-name-complex="Arial" style:font-size-complex="10pt"/>
    </style:style>
    <style:style style:name="P4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Arial" fo:font-size="10pt" style:font-size-asian="10pt" style:font-name-complex="Arial" style:font-size-complex="10pt"/>
    </style:style>
    <style:style style:name="P43" style:family="paragraph" style:parent-style-name="Standard">
      <style:paragraph-properties fo:margin-left="1.249cm" fo:margin-right="0cm" fo:text-indent="0.751cm" style:auto-text-indent="false"/>
      <style:text-properties style:font-name="Arial" fo:font-size="10pt" style:font-size-asian="10pt" style:font-name-complex="Arial" style:font-size-complex="10pt"/>
    </style:style>
    <style:style style:name="P44" style:family="paragraph" style:parent-style-name="Standard">
      <style:paragraph-properties fo:margin-left="1.249cm" fo:margin-right="0cm" fo:text-indent="0.751cm" style:auto-text-indent="false"/>
      <style:text-properties style:font-name="Arial" fo:font-size="11pt" fo:language="cs" fo:country="CZ" style:font-size-asian="11pt" style:language-asian="cs" style:country-asian="CZ" style:font-name-complex="Arial" style:font-size-complex="11pt"/>
    </style:style>
    <style:style style:name="P45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28pt" fo:font-weight="bold" style:font-size-asian="28pt" style:font-weight-asian="bold" style:font-name-complex="Arial" style:font-size-complex="28pt"/>
    </style:style>
    <style:style style:name="P46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Arial" fo:font-size="9pt" fo:font-weight="bold" style:font-size-asian="9pt" style:font-weight-asian="bold" style:font-name-complex="Arial" style:font-size-complex="9pt"/>
    </style:style>
    <style:style style:name="T2" style:family="text"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T3" style:family="text">
      <style:text-properties style:font-name="Arial" fo:font-size="9pt" style:font-size-asian="9pt" style:font-name-complex="Arial" style:font-size-complex="9pt"/>
    </style:style>
    <style:style style:name="T4" style:family="text">
      <style:text-properties style:font-name="Arial" fo:font-size="11pt" style:font-size-asian="11pt" style:font-name-complex="Arial" style:font-size-complex="8pt"/>
    </style:style>
    <style:style style:name="T5" style:family="text">
      <style:text-properties style:font-name="Arial" fo:font-size="11pt" style:font-size-asian="11pt" style:font-name-complex="Arial" style:font-size-complex="11pt"/>
    </style:style>
    <style:style style:name="T6" style:family="text">
      <style:text-properties style:font-name="Arial" fo:font-size="11pt" style:font-name-asian="Arial" style:font-size-asian="11pt" style:font-name-complex="Arial" style:font-size-complex="11pt"/>
    </style:style>
    <style:style style:name="T7" style:family="text">
      <style:text-properties style:font-name="Arial" fo:font-size="10pt" style:font-size-asian="10pt" style:font-name-complex="Arial" style:font-size-complex="10pt"/>
    </style:style>
    <style:style style:name="T8" style:family="text">
      <style:text-properties style:font-name="Arial" fo:font-size="10pt" style:font-size-asian="10pt" style:font-name-complex="Arial" style:font-size-complex="10pt" fo:background-color="#ffffff"/>
    </style:style>
    <style:style style:name="T9" style:family="text">
      <style:text-properties style:font-name="Arial" fo:font-size="10pt" style:font-size-asian="10pt" style:font-name-complex="Arial" style:font-size-complex="10pt" style:font-weight-complex="bold"/>
    </style:style>
    <style:style style:name="T10" style:family="text">
      <style:text-properties style:font-name="Arial" fo:font-size="10pt" style:font-name-asian="Arial" style:font-size-asian="10pt" style:font-name-complex="Arial" style:font-size-complex="10pt"/>
    </style:style>
    <style:style style:name="T11" style:family="text">
      <style:text-properties style:font-name="Arial" fo:font-size="10pt" fo:language="cs" fo:country="CZ" style:font-size-asian="10pt" style:language-asian="cs" style:country-asian="CZ" style:font-name-complex="Arial" style:font-size-complex="10pt"/>
    </style:style>
    <style:style style:name="T12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13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14" style:family="text">
      <style:text-properties style:font-name="Arial" fo:font-size="10pt" fo:font-weight="bold" style:font-size-asian="10pt" style:font-weight-asian="bold" style:font-name-complex="Arial" style:font-size-complex="10pt" style:font-weight-complex="bold" fo:background-color="#ffffff"/>
    </style:style>
    <style:style style:name="T15" style:family="text">
      <style:text-properties style:font-name="Arial" fo:font-size="10pt" fo:font-style="italic" style:font-size-asian="10pt" style:font-style-asian="italic" style:font-name-complex="Arial" style:font-size-complex="10pt"/>
    </style:style>
    <style:style style:name="T16" style:family="text">
      <style:text-properties style:font-name="Arial" fo:font-size="10pt" fo:background-color="#ffffff" loext:char-shading-value="0" style:font-size-asian="10pt" style:font-name-complex="Arial" style:font-size-complex="10pt"/>
    </style:style>
    <style:style style:name="T17" style:family="text">
      <style:text-properties style:font-name="Arial" fo:font-size="8pt" style:font-size-asian="8pt" style:font-name-complex="Arial" style:font-size-complex="8pt"/>
    </style:style>
    <style:style style:name="T18" style:family="text">
      <style:text-properties style:font-name="Arial" fo:font-size="8pt" fo:language="en" fo:country="US" style:font-size-asian="8pt" style:font-name-complex="Arial" style:font-size-complex="8pt"/>
    </style:style>
    <style:style style:name="T19" style:family="text">
      <style:text-properties style:font-name="Arial" fo:font-size="9pt" style:font-size-asian="9pt" style:font-name-complex="Arial" style:font-size-complex="9pt"/>
    </style:style>
    <style:style style:name="T20" style:family="text">
      <style:text-properties style:font-name="Arial" fo:font-weight="bold" style:font-name-asian="Arial" style:font-weight-asian="bold" style:font-name-complex="Arial"/>
    </style:style>
    <style:style style:name="T21" style:family="text">
      <style:text-properties style:font-name="Arial" fo:font-weight="bold" style:font-weight-asian="bold" style:font-name-complex="Arial"/>
    </style:style>
    <style:style style:name="T22" style:family="text">
      <style:text-properties fo:language="cs" fo:country="CZ" fo:font-weight="bold" style:language-asian="cs" style:country-asian="CZ" style:font-weight-asian="bold"/>
    </style:style>
    <style:style style:name="T23" style:family="text">
      <style:text-properties fo:language="cs" fo:country="CZ" style:language-asian="cs" style:country-asian="CZ"/>
    </style:style>
    <style:style style:name="T24" style:family="text">
      <style:text-properties fo:language="cs" fo:country="CZ" fo:background-color="#ffffff" loext:char-shading-value="0" style:language-asian="cs" style:country-asian="CZ"/>
    </style:style>
    <style:style style:name="T25" style:family="text">
      <style:text-properties fo:font-variant="normal" fo:text-transform="none" fo:color="#000000" style:font-name="Arial" fo:font-size="9pt" fo:letter-spacing="normal" fo:font-style="normal" fo:font-weight="normal" style:font-size-asian="9pt" style:font-style-asian="normal" style:font-weight-asian="normal" style:font-name-complex="Arial" style:font-size-complex="9pt"/>
    </style:style>
    <style:style style:name="T26" style:family="text">
      <style:text-properties style:font-name="Tahoma" fo:font-size="10pt" style:font-name-asian="Tahoma" style:font-size-asian="10pt" style:font-name-complex="Tahoma" style:font-size-complex="10pt"/>
    </style:style>
    <style:style style:name="T27" style:family="text">
      <style:text-properties style:font-name="Tahoma" fo:font-size="10pt" style:font-size-asian="10pt" style:font-name-complex="Tahoma" style:font-size-complex="10pt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-left="0.254cm" fo:padding-right="0.254cm" fo:padding-top="0.127cm" fo:padding-bottom="0.127cm" fo:border="0.74pt solid #000000"/>
    </style:style>
    <style:style style:name="fr2" style:family="graphic" style:parent-style-name="OL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02cm" fo:border="none" draw:ole-draw-aspect="1" draw:visible-area-top="0cm" draw:visible-area-width="5.793cm" draw:visible-area-height="5.793cm"/>
    </style:style>
    <style:style style:name="gr1" style:family="graphic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Dohoda o vystoupení skupiny</text:p>
      <text:p text:style-name="P26"/>
      <text:p text:style-name="P2"/>
      <text:p text:style-name="P6"/>
      <text:p text:style-name="Standard"><text:span text:style-name="T10"><text:s text:c="8"/></text:span><text:span text:style-name="T7">Dohoda je mezi pořadatelem: <text:s text:c="55"/>a účinkujícím:</text:span></text:p>
      <text:p text:style-name="P9"><draw:frame draw:style-name="fr1" draw:name="Rámec1" text:anchor-type="char" svg:x="0.247cm" svg:y="0.351cm" svg:width="6.318cm" svg:height="2.529cm" draw:z-index="27"><draw:text-box><text:p text:style-name="P14">Česká pirátská strana</text:p><text:p text:style-name="P14">Na Moráni 360/3</text:p><text:p text:style-name="P14">128 00 <text:s/>Praha 2</text:p><text:p text:style-name="P14"/><text:p text:style-name="P14">IČ: 71339698</text:p></draw:text-box></draw:frame></text:p>
      <text:p text:style-name="Standard"><draw:frame draw:style-name="fr1" draw:name="Rámec2" text:anchor-type="char" svg:x="9.83cm" svg:y="0.633cm" svg:width="6.054cm" svg:height="0.572cm" draw:z-index="11"><draw:text-box><text:p text:style-name="P19"/></draw:text-box></draw:frame><draw:frame draw:style-name="fr1" draw:name="Rámec3" text:anchor-type="char" svg:x="9.83cm" svg:y="-0.002cm" svg:width="6.054cm" svg:height="0.572cm" draw:z-index="30"><draw:text-box><text:p text:style-name="P19"/></draw:text-box></draw:frame><text:span text:style-name="T7"><text:tab/><text:tab/><text:tab/><text:tab/><text:tab/><text:tab/></text:span><text:span text:style-name="T17">Skupina:</text:span><text:span text:style-name="T7"> <text:tab/><text:line-break/><text:tab/></text:span></text:p>
      <text:p text:style-name="Standard"><draw:frame draw:style-name="fr1" draw:name="Rámec4" text:anchor-type="char" svg:x="9.83cm" svg:y="0.538cm" svg:width="6.054cm" svg:height="0.572cm" draw:z-index="12"><draw:text-box><text:p text:style-name="P19"/></draw:text-box></draw:frame><text:span text:style-name="T7"><text:tab/><text:tab/><text:tab/><text:tab/><text:tab/><text:tab/></text:span><text:span text:style-name="T17">Zastoupená:</text:span><text:span text:style-name="T7"><text:line-break/><text:tab/></text:span></text:p>
      <text:p text:style-name="P20">Adresa:</text:p>
      <text:p text:style-name="P6"><draw:frame draw:style-name="fr1" draw:name="Rámec5" text:anchor-type="char" svg:x="9.83cm" svg:y="0.118cm" svg:width="6.054cm" svg:height="0.572cm" draw:z-index="13"><draw:text-box><text:p text:style-name="P19"/></draw:text-box></draw:frame><text:tab/><text:tab/><text:tab/><text:tab/><text:tab/><text:tab/></text:p>
      <text:p text:style-name="Standard"><draw:frame draw:style-name="fr1" draw:name="Rámec6" text:anchor-type="char" svg:x="9.83cm" svg:y="0.347cm" svg:width="6.054cm" svg:height="0.572cm" draw:z-index="14"><draw:text-box><text:p text:style-name="P19"/></draw:text-box></draw:frame><text:span text:style-name="T7"><text:tab/><text:tab/><text:line-break/><text:tab/><text:tab/><text:tab/><text:tab/><text:tab/><text:tab/></text:span><text:span text:style-name="T17">Kontakt:</text:span><text:span text:style-name="T7"> <text:tab/><text:tab/><text:tab/><text:tab/><text:tab/><text:tab/><text:tab/><text:tab/><text:tab/></text:span></text:p>
      <text:p text:style-name="P9"><draw:line text:anchor-type="char" draw:z-index="0" draw:style-name="gr1" draw:text-style-name="P46" svg:x1="0cm" svg:y1="0.332cm" svg:x2="15.875cm" svg:y2="0.332cm"><text:p/></draw:line></text:p>
      <text:p text:style-name="P9"/>
      <text:p text:style-name="Standard"><text:span text:style-name="T7">Na akci </text:span><text:span text:style-name="T14">VyOsení</text:span><text:span text:style-name="T8">,</text:span><text:span text:style-name="T7"> dne 15.9.2018</text:span></text:p>
      <text:p text:style-name="P11"><draw:line text:anchor-type="char" draw:z-index="1" draw:style-name="gr1" draw:text-style-name="P46" svg:x1="0cm" svg:y1="0.385cm" svg:x2="15.875cm" svg:y2="0.385cm"><text:p/></draw:line><draw:line text:anchor-type="char" draw:z-index="3" draw:style-name="gr1" draw:text-style-name="P46" svg:x1="7.938cm" svg:y1="3.405cm" svg:x2="7.938cm" svg:y2="0.385cm"><text:p/></draw:line></text:p>
      <text:p text:style-name="P11"><draw:frame draw:style-name="fr1" draw:name="Rámec7" text:anchor-type="char" svg:x="4.75cm" svg:y="0.129cm" svg:width="1.291cm" svg:height="0.572cm" draw:z-index="15"><draw:text-box><text:p text:style-name="P19"/></draw:text-box></draw:frame><draw:frame draw:style-name="fr1" draw:name="Rámec8" text:anchor-type="char" svg:x="13.958cm" svg:y="0.129cm" svg:width="1.291cm" svg:height="0.572cm" draw:z-index="18"><draw:text-box><text:p text:style-name="P19"/></draw:text-box></draw:frame></text:p>
      <text:p text:style-name="P6">Začátek zvukové zkoušky<text:tab/><text:tab/><text:tab/><text:tab/><text:tab/>Počet členů kapely:<text:tab/></text:p>
      <text:p text:style-name="P6"><draw:frame draw:style-name="fr1" draw:name="Rámec9" text:anchor-type="char" svg:x="4.75cm" svg:y="0.27cm" svg:width="1.291cm" svg:height="0.572cm" draw:z-index="16"><draw:text-box><text:p text:style-name="P19"/></draw:text-box></draw:frame><draw:frame draw:style-name="fr1" draw:name="Rámec10" text:anchor-type="char" svg:x="13.958cm" svg:y="0.27cm" svg:width="1.291cm" svg:height="0.572cm" draw:z-index="19"><draw:text-box><text:p text:style-name="P19"/></draw:text-box></draw:frame><text:line-break/>Začátek vystoupení <text:s/><text:tab/><text:tab/><text:tab/><text:tab/><text:tab/><text:tab/>Počet ostatních osob:<text:tab/></text:p>
      <text:p text:style-name="P6"><draw:frame draw:style-name="fr1" draw:name="Rámec11" text:anchor-type="char" svg:x="4.75cm" svg:y="0.411cm" svg:width="1.291cm" svg:height="0.572cm" draw:z-index="17"><draw:text-box><text:p text:style-name="P19"/></draw:text-box></draw:frame><draw:frame draw:style-name="fr1" draw:name="Rámec12" text:anchor-type="char" svg:x="13.958cm" svg:y="0.411cm" svg:width="1.291cm" svg:height="0.572cm" draw:z-index="20"><draw:text-box><text:p text:style-name="P19"/></draw:text-box></draw:frame><text:line-break/>Konec vystoupení <text:s/><text:tab/><text:tab/><text:tab/><text:tab/><text:tab/><text:tab/>Počet aut:<text:tab/><text:tab/></text:p>
      <text:p text:style-name="P1"/>
      <text:p text:style-name="P11"><draw:line text:anchor-type="char" draw:z-index="2" draw:style-name="gr1" draw:text-style-name="P46" svg:x1="0cm" svg:y1="0.173cm" svg:x2="15.875cm" svg:y2="0.173cm"><text:p/></draw:line></text:p>
      <text:p text:style-name="P1">Informace:<text:line-break/></text:p>
      <text:list xml:id="list8209850521036655130" text:style-name="WW8Num2">
        <text:list-item>
          <text:p text:style-name="P25">Čas příjezdu je nejpozději 30 minut před začátkem zvukové zkoušky.</text:p>
        </text:list-item>
        <text:list-item>
          <text:p text:style-name="P29"><text:span text:style-name="T3">Účinkující bere na vědomí festivalová specifika – především programové změny – časové skluzy. Pokud to není jinak upraveno ve smlouvě, odehraje své vystoupení i v případném časovém skluzu. Pořadatel si vyhrazuje právo délku vystoupení zkrátit, nikoli prodloužit.</text:span></text:p>
        </text:list-item>
        <text:list-item>
          <text:p text:style-name="P25">Na konané akci bude zajištěna následující nástrojová aparatura: </text:p>
        </text:list-item>
      </text:list>
      <text:p text:style-name="P33">- zvuková technika ( 800 lidí, vč. 2x port pro divadlo, odbavení všech vystupujících )</text:p>
      <text:p text:style-name="P34"><text:tab/>- světelná technika ( 8x LED PAR-barevné, statické + nasvícení vystupujících zpředu )</text:p>
      <text:p text:style-name="P34"><text:tab/>- pódium 6x5 m ( Nivtec - certifikace TÜV )</text:p>
      <text:p text:style-name="P34"><text:tab/>- zastřešení ( QD290 - certifikace TÜV, ocelová lana, kotvení barely )</text:p>
      <text:list xml:id="list105039523817770" text:continue-numbering="true" text:style-name="WW8Num2">
        <text:list-item>
          <text:p text:style-name="P29"><text:span text:style-name="T3">Účinkující </text:span><text:span text:style-name="T1">SOUHLASÍ</text:span><text:span text:style-name="T3"> že z jeho vystoupení může být pořízen akreditovanými novináři a zástupci pořadatele fotografický a audiovizuální záznam v reportážní délce, určený pro televizní šoty, novi</text:span><text:span text:style-name="T3">ny, internetovou prezentaci a propagaci festivalu v dalších letech, pokud nebylo dohodnuto jinak.</text:span></text:p>
        </text:list-item>
      </text:list>
      <text:p text:style-name="P35"/>
      <text:p text:style-name="P36"><draw:line text:anchor-type="char" draw:z-index="4" draw:style-name="gr1" draw:text-style-name="P46" svg:x1="0cm" svg:y1="0.104cm" svg:x2="15.875cm" svg:y2="0.104cm"><text:p/></draw:line></text:p>
      <text:p text:style-name="P3">Čestné prohlášení:</text:p>
      <text:p text:style-name="P37"/>
      <text:p text:style-name="P28"><text:span text:style-name="T7">Výše uvedený ú</text:span><text:span text:style-name="T3">činkující</text:span><text:span text:style-name="T7"> prohlašuje, že v jeho repertoáru nejsou skladby autorů hudby a textů, kteří jsou zastupováni kolektivním správcem ve smyslu autorského zákona (např. OSA, Intergram). </text:span></text:p>
      <text:p text:style-name="P4"/>
      <text:p text:style-name="P4"/>
      <text:p text:style-name="P4"/>
      <text:p text:style-name="P3"/>
      <text:p text:style-name="P12"><draw:line text:anchor-type="char" draw:z-index="5" draw:style-name="gr1" draw:text-style-name="P46" svg:x1="0cm" svg:y1="0.034cm" svg:x2="15.875cm" svg:y2="0.034cm"><text:p/></draw:line></text:p>
      <text:p text:style-name="P19">* K dohodě o vystoupení je nutno dodat repertoárový list s názvy písní / textů a jejich autory.</text:p>
      <text:p text:style-name="P19"/>
      <text:p text:style-name="P40"/>
      <text:p text:style-name="P21"><draw:line text:anchor-type="char" draw:z-index="6" draw:style-name="gr1" draw:text-style-name="P46" svg:x1="0cm" svg:y1="-0.007cm" svg:x2="15.875cm" svg:y2="-0.007cm"><text:p/></draw:line></text:p>
      <text:p text:style-name="P3">Cena:</text:p>
      <text:p text:style-name="P10"><draw:frame draw:style-name="fr1" draw:name="Rámec13" text:anchor-type="char" svg:x="10.148cm" svg:y="0.203cm" svg:width="1.926cm" svg:height="0.577cm" draw:z-index="21"><draw:text-box><text:p text:style-name="P19"/></draw:text-box></draw:frame></text:p>
      <text:list xml:id="list2953474663760306139" text:style-name="WW8Num1">
        <text:list-item>
          <text:p text:style-name="P7">Sjednaná cena vystoupení včetně dopravy a DPH činí: <text:s text:c="24"/>,- Kč</text:p>
        </text:list-item>
        <text:list-item>
          <text:p text:style-name="P41"><draw:frame draw:style-name="fr1" draw:name="Rámec14" text:anchor-type="char" svg:x="3.612cm" svg:y="0.162cm" svg:width="1cm" svg:height="0.572cm" draw:z-index="29"><draw:text-box><text:p text:style-name="P19"/></draw:text-box></draw:frame>Cena bude do <text:s text:c="12"/>dnů po skončení vystoupení pověřenou osobou pořadatele vyplacena zástupci účinkujícího.</text:p>
        </text:list-item>
      </text:list>
      <text:p text:style-name="P39"><draw:frame draw:style-name="fr1" draw:name="Rámec15" text:anchor-type="char" svg:x="4.433cm" svg:y="0.755cm" svg:width="10.499cm" svg:height="0.656cm" draw:z-index="22"><draw:text-box><text:p text:style-name="P19"/></draw:text-box></draw:frame></text:p>
      <text:p text:style-name="P42">Jméno a příjmení: <text:tab/></text:p>
      <text:p text:style-name="P42"/>
      <text:list xml:id="list105039163393684" text:continue-numbering="true" text:style-name="WW8Num1">
        <text:list-item>
          <text:p text:style-name="P7">Výdajový doklad bude vystaven na (jméno, adresa, IČ, DIČ , popř. plátce DPH)</text:p>
        </text:list-item>
      </text:list>
      <text:p text:style-name="P10"><draw:frame draw:style-name="fr1" draw:name="Rámec16" text:anchor-type="char" svg:x="1.258cm" svg:y="0.266cm" svg:width="6.689cm" svg:height="0.656cm" draw:z-index="23"><draw:text-box><text:p text:style-name="P19"/></draw:text-box></draw:frame><draw:frame draw:style-name="fr1" draw:name="Rámec17" text:anchor-type="char" svg:x="8.243cm" svg:y="0.266cm" svg:width="6.689cm" svg:height="0.656cm" draw:z-index="26"><draw:text-box><text:p text:style-name="Standard"><text:span text:style-name="T9">IČ</text:span><text:span text:style-name="T13">:</text:span></text:p><text:p text:style-name="P23"/></draw:text-box></draw:frame></text:p>
      <text:p text:style-name="P9"/>
      <text:p text:style-name="P9"><draw:frame draw:style-name="fr1" draw:name="Rámec18" text:anchor-type="char" svg:x="1.258cm" svg:y="0.09cm" svg:width="6.689cm" svg:height="0.656cm" draw:z-index="24"><draw:text-box><text:p text:style-name="P6"><text:span text:style-name="T17"/></text:p><text:p text:style-name="P19"/></draw:text-box></draw:frame></text:p>
      <text:p text:style-name="P9"><draw:frame draw:style-name="fr1" draw:name="Rámec19" text:anchor-type="char" svg:x="1.258cm" svg:y="0.319cm" svg:width="6.689cm" svg:height="0.656cm" draw:z-index="25"><draw:text-box><text:p text:style-name="P6"><text:span text:style-name="T18"/></text:p><text:p text:style-name="P24"><text:tab/></text:p></draw:text-box></draw:frame></text:p>
      <text:p text:style-name="P9"/>
      <text:p text:style-name="P9"><draw:frame draw:style-name="fr1" draw:name="Rámec20" text:anchor-type="char" svg:x="8.243cm" svg:y="0.222cm" svg:width="6.689cm" svg:height="0.656cm" draw:z-index="28"><draw:text-box><text:p text:style-name="P15"><text:span text:style-name="T18"/></text:p><text:p text:style-name="P24"><text:tab/></text:p></draw:text-box></draw:frame></text:p>
      <text:p text:style-name="P43">Číslo bankovního účtu příjemce peněz:</text:p>
      <text:p text:style-name="P44"><draw:line text:anchor-type="char" draw:z-index="7" draw:style-name="gr1" draw:text-style-name="P46" svg:x1="0cm" svg:y1="0.155cm" svg:x2="15.875cm" svg:y2="0.155cm"><text:p/></draw:line></text:p>
      <text:p text:style-name="P1">Kontakty:</text:p>
      <text:p text:style-name="P1"/>
      <text:list xml:id="list105038648537474" text:continue-numbering="true" text:style-name="WW8Num1">
        <text:list-item>
          <text:p text:style-name="P30"><text:span text:style-name="T15">Šéf festivalu:</text:span><text:span text:style-name="T12"><text:tab/><text:tab/>Pavel Štěpánek<text:tab/><text:tab/></text:span><text:span text:style-name="T7"> <text:s text:c="3"/>Tel:</text:span><text:span text:style-name="T16"> 770 113 647</text:span></text:p>
        </text:list-item>
        <text:list-item>
          <text:p text:style-name="P30"><text:span text:style-name="T15">Stage manager:</text:span><text:span text:style-name="T12"><text:tab/></text:span><text:span text:style-name="T7">………………………………. <text:s text:c="3"/><text:tab/> <text:s text:c="3"/>Tel: ………………………………… </text:span><text:span text:style-name="T15">Zvukař:</text:span><text:span text:style-name="T12"> <text:tab/><text:tab/></text:span><text:span text:style-name="T7">………………………………. <text:s text:c="10"/>Tel: …………………………………</text:span></text:p>
        </text:list-item>
        <text:list-item>
          <text:p text:style-name="P30"><text:span text:style-name="T15">Moderátor:</text:span><text:span text:style-name="T12"><text:tab/></text:span><text:span text:style-name="T7"> <text:tab/>………………………………. <text:s text:c="10"/>Tel: …………………………………</text:span></text:p>
        </text:list-item>
      </text:list>
      <text:p text:style-name="P38"/>
      <text:p text:style-name="P17"/>
      <text:p text:style-name="P18"><draw:line text:anchor-type="char" draw:z-index="8" draw:style-name="gr1" draw:text-style-name="P46" svg:x1="0cm" svg:y1="0.026cm" svg:x2="15.875cm" svg:y2="0.026cm"><text:p/></draw:line></text:p>
      <text:p text:style-name="P1">Dodatek:</text:p>
      <text:p text:style-name="P16"/>
      <text:p text:style-name="P28"><text:span text:style-name="T7">Tato dohoda má v případě uzavřené smlouvy platnost dodatku. Společně s touto dohodou nám zašlete</text:span><text:span text:style-name="T12"> STAGE PLAN a REPERTOÁROVÝ LIST </text:span><text:span text:style-name="T7">(</text:span><text:span text:style-name="T15">pokud nebyl součástí řádné smlouvy</text:span><text:span text:style-name="T7">). V případě neuzavření řádné smlouvy má tato dohoda platnost smlouvy. </text:span></text:p>
      <text:p text:style-name="P28"/>
      <text:p text:style-name="P18"><draw:line text:anchor-type="char" draw:z-index="9" draw:style-name="gr1" draw:text-style-name="P46" svg:x1="0cm" svg:y1="0.152cm" svg:x2="15.875cm" svg:y2="0.152cm"><text:p/></draw:line></text:p>
      <text:p text:style-name="P1">Podpis:</text:p>
      <text:p text:style-name="P16"/>
      <text:p text:style-name="P16"/>
      <text:p text:style-name="P16"/>
      <text:p text:style-name="P16"/>
      <text:p text:style-name="P16"/>
      <text:p text:style-name="Standard"><text:span text:style-name="T20"><text:s text:c="11"/></text:span><text:span text:style-name="T21">Za pořadatele:<text:tab/><text:tab/> <text:s text:c="42"/>Za účinkujícího: </text:span></text:p>
      <text:p text:style-name="P22"><draw:frame draw:style-name="fr2" draw:name="Objekt1" text:anchor-type="char" svg:x="10.16cm" svg:y="0.196cm" svg:width="5.71cm" svg:height="2.854cm" draw:z-index="10"><draw:object-ole xlink:href="./Object 1" xlink:type="simple" xlink:show="embed" xlink:actuate="onLoad"/><draw:image xlink:href="./ObjectReplacements/Object 1" xlink:type="simple" xlink:show="embed" xlink:actuate="onLoad"/></draw:frame></text:p>
      <text:p text:style-name="P13"><text:s text:c="21"/></text:p>
      <text:p text:style-name="P6"/>
      <text:p text:style-name="P6"/>
      <text:p text:style-name="P6"/>
      <text:p text:style-name="P6"/>
      <text:p text:style-name="P6"/>
      <text:p text:style-name="P1"/>
      <text:p text:style-name="Standard"><text:span text:style-name="T26"><text:s text:c="17"/></text:span><text:span text:style-name="T27"><text:tab/><text:tab/><text:tab/><text:tab/><text:tab/><text:tab/><text:tab/><text:tab/></text:span></text:p>
      <text:p text:style-name="P16"/>
      <text:p text:style-name="Standard"><text:span text:style-name="T6"><text:s text:c="3"/>………………………………</text:span><text:span text:style-name="T5">.. <text:s text:c="50"/>…………………….……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Droid Sans Fallback" svg:font-family="'Droid Sans Fallback'" style:font-pitch="variable"/>
    <style:font-face style:name="FreeSans" svg:font-family="FreeSans" style:font-pitch="variable"/>
    <style:font-face style:name="Mangal2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cs" fo:country="CZ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cs" fo:country="CZ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" style:font-family-complex="FreeSans" style:font-pitch-complex="variable" style:font-size-complex="14pt"/>
    </style:style>
    <style:style style:name="Titulek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" style:font-family-complex="FreeSans" style:font-pitch-complex="variable"/>
    </style:style>
    <style:style style:name="Normální_20__28_síť_20_WWW_29_" style:display-name="Normální (síť WWW)" style:family="paragraph" style:parent-style-name="Standard">
      <style:paragraph-properties fo:margin-top="0.494cm" fo:margin-bottom="0.494cm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Frame_20_Contents" style:display-name="Frame Contents" style:family="paragraph" style:parent-style-name="Standard"/>
    <style:style style:name="Frame_20_contents" style:display-name="Frame contents" style:family="paragraph" style:parent-style-name="Standard" style:class="extra"/>
    <style:style style:name="WW8Num1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2z0" style:family="text">
      <style:text-properties fo:color="#000000" style:font-name="Symbol" fo:font-family="Symbol" style:font-family-generic="roman" style:font-pitch="variable" fo:font-size="9pt" style:font-size-asian="9pt" style:font-name-complex="Symbol" style:font-family-complex="Symbol" style:font-family-generic-complex="roman" style:font-pitch-complex="variable" style:font-size-complex="9pt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Standardní_20_písmo_20_odstavce" style:display-name="Standardní písmo odstavce" style:family="text"/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Standardní_20_písmo_20_odstavce1" style:display-name="Standardní písmo odstavce1" style:family="text"/>
    <style:style style:name="Internet_20_link" style:display-name="Internet link" style:family="text" style:parent-style-name="Standardní_20_písmo_20_odstavce1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3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3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3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3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3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3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3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3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ohoda o vystoupení skupiny</dc:title>
    <meta:initial-creator>CBM</meta:initial-creator>
    <meta:creation-date>2018-08-13T10:10:00</meta:creation-date>
    <dc:date>2018-09-24T10:50:37.083000000</dc:date>
    <meta:editing-cycles>7</meta:editing-cycles>
    <meta:editing-duration>PT13M49S</meta:editing-duration>
    <meta:document-statistic meta:table-count="0" meta:image-count="0" meta:object-count="1" meta:page-count="2" meta:paragraph-count="47" meta:word-count="355" meta:character-count="2749" meta:non-whitespace-character-count="2073"/>
    <meta:generator>LibreOffice/5.1.1.3$Windows_X86_64 LibreOffice_project/89f508ef3ecebd2cfb8e1def0f0ba9a803b88a6d</meta:generator>
  </office:meta>
</office:document-meta>
</file>